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4e52b" officeooo:paragraph-rsid="0014e52b"/>
    </style:style>
    <style:style style:name="P2" style:family="paragraph" style:parent-style-name="Standard">
      <style:paragraph-properties fo:text-align="start" style:justify-single-word="false"/>
      <style:text-properties officeooo:rsid="0014e52b" officeooo:paragraph-rsid="0014e52b"/>
    </style:style>
    <style:style style:name="P3" style:family="paragraph" style:parent-style-name="Standard">
      <style:paragraph-properties fo:text-align="start" style:justify-single-word="false"/>
      <style:text-properties officeooo:rsid="00194b2d" officeooo:paragraph-rsid="00194b2d"/>
    </style:style>
    <style:style style:name="P4" style:family="paragraph" style:parent-style-name="Standard">
      <style:paragraph-properties fo:text-align="start" style:justify-single-word="false"/>
      <style:text-properties officeooo:rsid="001b2c1a" officeooo:paragraph-rsid="001b2c1a"/>
    </style:style>
    <style:style style:name="P5" style:family="paragraph" style:parent-style-name="Standard">
      <style:paragraph-properties fo:text-align="start" style:justify-single-word="false"/>
      <style:text-properties officeooo:rsid="001bdff5" officeooo:paragraph-rsid="0021b62a"/>
    </style:style>
    <style:style style:name="P6" style:family="paragraph" style:parent-style-name="Standard">
      <style:paragraph-properties fo:text-align="start" style:justify-single-word="false"/>
      <style:text-properties officeooo:rsid="001e49ae" officeooo:paragraph-rsid="001e49ae"/>
    </style:style>
    <style:style style:name="P7" style:family="paragraph" style:parent-style-name="Standard">
      <style:paragraph-properties fo:text-align="start" style:justify-single-word="false"/>
      <style:text-properties officeooo:rsid="001b2c1a" officeooo:paragraph-rsid="001b2c1a"/>
    </style:style>
    <style:style style:name="P8" style:family="paragraph" style:parent-style-name="Standard">
      <style:paragraph-properties fo:text-align="start" style:justify-single-word="false"/>
      <style:text-properties officeooo:rsid="00239403" officeooo:paragraph-rsid="00239403"/>
    </style:style>
    <style:style style:name="T1" style:family="text">
      <style:text-properties officeooo:rsid="00194b2d"/>
    </style:style>
    <style:style style:name="T2" style:family="text">
      <style:text-properties officeooo:rsid="001bdff5"/>
    </style:style>
    <style:style style:name="T3" style:family="text">
      <style:text-properties officeooo:rsid="001d28b2"/>
    </style:style>
    <style:style style:name="T4" style:family="text">
      <style:text-properties officeooo:rsid="00252d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de d’emploi </text:span>Music’A<text:span text:style-name="T1">ll</text:span></text:p>
      <text:p text:style-name="P1"/>
      <text:p text:style-name="P1"/>
      <text:p text:style-name="P2"/>
      <text:p text:style-name="P2"/>
      <text:p text:style-name="P3">En arrivant sur la page d’accueil du site, vous pouvez :</text:p>
      <text:p text:style-name="P3">- avoir un accès rapide aux instruments, partitions et accessoires en survolant les sous-menus</text:p>
      <text:p text:style-name="P3">- vous identifier à un compte en cliquant sur « Compte » en haut à droite de la fenêtre</text:p>
      <text:p text:style-name="P3"/>
      <text:p text:style-name="P3">A tout moment durant la navigation sur le site, vous pouvez retourner à la page d’accueil en cliquant sur le logo Music’All ou sur « Accueil » en haut à droite, à côté de « Compte ». De plus, vous avez accès au panier du compte qui est actuellement connecté en cliquant sur l’icône panier en haut à droite ou sur le montant du panier juste à côté. Si personne n’est connecté, le panier apparaîtra vide et il sera impossible à remplir.</text:p>
      <text:p text:style-name="P3"/>
      <text:p text:style-name="P3">Pour accéder à l’interface de connexion, il existe deux solutions.</text:p>
      <text:p text:style-name="P3">Soit on clique sur compte comme précisé précédemment, soit on accède aux différents produits.</text:p>
      <text:p text:style-name="P3">Une fois que l’on a accédé aux produits, le bouton « Ajouter au panier » est remplacé par un bouton « Connectez Vous ! » qui, une fois cliqué, vous renverra sur la page d’authentification.</text:p>
      <text:p text:style-name="P3"/>
      <text:p text:style-name="P4">La page d’authentification est basique et indique le logo du site ainsi qu’un formulaire demandant un nom d’utilisateur et un mot de passe qui, combinés l’un à l’autre donnera accès, ou non, à la page d’accueil du site en étant connecté sur un certain compte.</text:p>
      <text:p text:style-name="P4">De plus, un logo « Home » vous permettra d’un clic de revenir sur la page d’accueil.</text:p>
      <text:p text:style-name="P4"/>
      <text:p text:style-name="P4">Pour accéder aux produits, il suffit, depuis la page d’accueil, de survoler avec la souris un des trois onglets représentant les trois catégories de produit : Instruments, Accessoires et Partitions.</text:p>
      <text:p text:style-name="P4">Une fois un onglet survolé, il laissera apparaître les sous catégories qui sont elles-même survolables ou cliquables en fonction de s’il reste d’autres catégories en dessous ou pas.</text:p>
      <text:p text:style-name="P4"/>
      <text:p text:style-name="P4">En cliquant sur la dernière catégorie, on <text:span text:style-name="T2">a accès à une page présentant différents produits avec à chaque fois une image représentant le produit, le nom du produit, des infos complémentaires au produit, le prix du produit, la référence du produit et le bouton « Ajouter au panier » ou « Connectez vous ! » en fonction de si on est connecté ou pas.</text:span></text:p>
      <text:p text:style-name="P8">Sur cette page, nous avons une option ‘tri’ sur le côté gauche qui nous permet de trier les éléments par référence, prix ou nom. Il suffit de sélectionner le tri souhaité et de cliquer sur « Valider ». La page va se rafra<text:span text:style-name="T4">î</text:span>chir et le tri est fait.</text:p>
      <text:p text:style-name="P4"/>
      <text:p text:style-name="P5">La page ‘panier’ <text:span text:style-name="T3">ressemble à la page d’accueil à la seule différence qu’en dessous des onglets, il y a une page avec le titre « Votre panier » souligné qui surplombe la liste des éléments que nous avons ajoutés. </text:span></text:p>
      <text:p text:style-name="P5"><text:span text:style-name="T3">Si un élément n’est dans le panier qu’en un seul exemplaire, il n’y a qu’un bouton. En revanche un autre bouton apparaît dans le cas où le produit a été ajouté plusieurs fois dans le panier. En dessous de chaque produit il y a un bouton « Retirer l’article » qui retire tout simplement le produit du panier. Pour les produits ajoutés plusieurs fois il y a un bouton « Retirer un seul article » qui réduit de 1 le nombre de produit en question.</text:span></text:p>
      <text:p text:style-name="P6">De plus, l’affichage du prix actuel total se fait à côté de l’icône panier en haut à droite nous menant à cette page.</text:p>
      <text:p text:style-name="P6"/>
      <text:p text:style-name="P6">Dans notre base de donnée d’utilisateurs, on distingue 3 types d’utilisateurs.</text:p>
      <text:p text:style-name="P6"><text:soft-page-break/>L’administrateur (root) qui a accès à tout le site et qui peut supprimer des produits de la base de donnée d’un simple clic. Il peut aussi ajouter des produits à son panier comme tout utilisateur connecté.</text:p>
      <text:p text:style-name="P6">L’utilisateur connecté qui peut ajouter des produits à son panier et se balader sur le site.</text:p>
      <text:p text:style-name="P6">L’internaute qui n’est pas connecté et ne peux que se balader sur le site et admirer les produits jusqu’à ce qu’il se décide à se connec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1:02:56.551998089</meta:creation-date>
    <dc:date>2018-11-09T15:52:09.394093348</dc:date>
    <meta:editing-duration>PT12M36S</meta:editing-duration>
    <meta:editing-cycles>8</meta:editing-cycles>
    <meta:generator>LibreOffice/6.1.3.1$Linux_X86_64 LibreOffice_project/10$Build-1</meta:generator>
    <meta:document-statistic meta:table-count="0" meta:image-count="0" meta:object-count="0" meta:page-count="2" meta:paragraph-count="21" meta:word-count="656" meta:character-count="3643" meta:non-whitespace-character-count="3007"/>
  </office:meta>
</office:document-meta>
</file>